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03ec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5.2. ¿A que <text:span text:style-name="T1">topología</text:span> corresponde el estándar IEEE 802.3? ¿Y el IEEE 802.5?</text:p>
      <text:p text:style-name="Standard"><text:tab/></text:p>
      <text:p text:style-name="Standard"><text:tab/><text:span text:style-name="T1">Topología Bus corresponde el estándar IEEE 802.3 y topología de Anillo corresponde el IEEE 802.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11T15:40:26.851262350</meta:creation-date>
    <dc:date>2019-10-11T15:56:51.056012554</dc:date>
    <dc:creator>I116-05 </dc:creator>
    <meta:editing-duration>PT6M14S</meta:editing-duration>
    <meta:editing-cycles>1</meta:editing-cycles>
    <meta:generator>LibreOffice/6.0.4.1$Linux_X86_64 LibreOffice_project/00m0$Build-1</meta:generator>
    <meta:document-statistic meta:table-count="0" meta:image-count="0" meta:object-count="0" meta:page-count="1" meta:paragraph-count="3" meta:word-count="28" meta:character-count="175" meta:non-whitespace-character-count="147"/>
  </office:meta>
</office:document-meta>
</file>